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ewCenturySchlbk-Roman" svg:font-family="NewCenturySchlbk-Roman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NewCenturySchlbk-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wCenturySchlbk-Roman" style:font-size-asian="7pt" style:language-asian="en" style:country-asian="US" style:font-style-asian="normal" style:font-weight-asian="normal" style:font-name-complex="NewCenturySchlbk-Roman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2">
          <table:table-cell office:value-type="string">
            <text:p>Point</text:p>
          </table:table-cell>
          <table:table-cell table:style-name="ce1" office:value-type="string">
            <text:p>z1</text:p>
          </table:table-cell>
          <table:table-cell table:style-name="ce1" office:value-type="string">
            <text:p>z1</text:p>
          </table:table-cell>
          <table:table-cell table:number-columns-repeated="2" office:value-type="string">
            <text:p>z2</text:p>
          </table:table-cell>
          <table:table-cell table:number-columns-repeated="2" office:value-type="string">
            <text:p>z3</text:p>
          </table:table-cell>
          <table:table-cell table:number-columns-repeated="2" office:value-type="string">
            <text:p>z4</text:p>
          </table:table-cell>
          <table:table-cell table:number-columns-repeated="2" office:value-type="string">
            <text:p>z5</text:p>
          </table:table-cell>
        </table:table-row>
        <table:table-row table:style-name="ro2">
          <table:table-cell/>
          <table:table-cell table:style-name="ce1" office:value-type="string">
            <text:p>measure</text:p>
          </table:table-cell>
          <table:table-cell office:value-type="string">
            <text:p>fit</text:p>
          </table:table-cell>
          <table:table-cell table:style-name="ce1" office:value-type="string">
            <text:p>measure</text:p>
          </table:table-cell>
          <table:table-cell office:value-type="string">
            <text:p>fit</text:p>
          </table:table-cell>
          <table:table-cell table:style-name="ce1" office:value-type="string">
            <text:p>measure</text:p>
          </table:table-cell>
          <table:table-cell office:value-type="string">
            <text:p>fit</text:p>
          </table:table-cell>
          <table:table-cell table:style-name="ce1" office:value-type="string">
            <text:p>measure</text:p>
          </table:table-cell>
          <table:table-cell office:value-type="string">
            <text:p>fit</text:p>
          </table:table-cell>
          <table:table-cell table:style-name="ce1" office:value-type="string">
            <text:p>measure</text:p>
          </table:table-cell>
          <table:table-cell office:value-type="string">
            <text:p>fi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871">
            <text:p>0,9871</text:p>
          </table:table-cell>
          <table:table-cell office:value-type="float" office:value="0.9985">
            <text:p>0,9985</text:p>
          </table:table-cell>
          <table:table-cell office:value-type="float" office:value="0.8906">
            <text:p>0,8906</text:p>
          </table:table-cell>
          <table:table-cell office:value-type="float" office:value="0.8826">
            <text:p>0,8826</text:p>
          </table:table-cell>
          <table:table-cell office:value-type="float" office:value="0.1157">
            <text:p>0,1157</text:p>
          </table:table-cell>
          <table:table-cell office:value-type="float" office:value="0.1159">
            <text:p>0,1159</text:p>
          </table:table-cell>
          <table:table-cell office:value-type="float" office:value="547.47">
            <text:p>547,47</text:p>
          </table:table-cell>
          <table:table-cell office:value-type="float" office:value="547.84">
            <text:p>547,84</text:p>
          </table:table-cell>
          <table:table-cell office:value-type="float" office:value="663.48">
            <text:p>663,48</text:p>
          </table:table-cell>
          <table:table-cell office:value-type="float" office:value="663.78">
            <text:p>663,7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0003">
            <text:p>1,0003</text:p>
          </table:table-cell>
          <table:table-cell office:value-type="float" office:value="0.9878">
            <text:p>0,9878</text:p>
          </table:table-cell>
          <table:table-cell office:value-type="float" office:value="0.835">
            <text:p>0,835</text:p>
          </table:table-cell>
          <table:table-cell office:value-type="float" office:value="0.8437">
            <text:p>0,8437</text:p>
          </table:table-cell>
          <table:table-cell office:value-type="float" office:value="0.138">
            <text:p>0,138</text:p>
          </table:table-cell>
          <table:table-cell office:value-type="float" office:value="0.1441">
            <text:p>0,1441</text:p>
          </table:table-cell>
          <table:table-cell office:value-type="float" office:value="531.77">
            <text:p>531,77</text:p>
          </table:table-cell>
          <table:table-cell office:value-type="float" office:value="531.49">
            <text:p>531,49</text:p>
          </table:table-cell>
          <table:table-cell office:value-type="float" office:value="676.04">
            <text:p>676,04</text:p>
          </table:table-cell>
          <table:table-cell office:value-type="float" office:value="675.63">
            <text:p>675,6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0039">
            <text:p>1,0039</text:p>
          </table:table-cell>
          <table:table-cell office:value-type="float" office:value="1.0011">
            <text:p>1,0011</text:p>
          </table:table-cell>
          <table:table-cell office:value-type="float" office:value="0.8255">
            <text:p>0,8255</text:p>
          </table:table-cell>
          <table:table-cell office:value-type="float" office:value="0.8282">
            <text:p>0,8282</text:p>
          </table:table-cell>
          <table:table-cell office:value-type="float" office:value="0.185">
            <text:p>0,185</text:p>
          </table:table-cell>
          <table:table-cell office:value-type="float" office:value="0.1729">
            <text:p>0,1729</text:p>
          </table:table-cell>
          <table:table-cell office:value-type="float" office:value="512.21">
            <text:p>512,21</text:p>
          </table:table-cell>
          <table:table-cell office:value-type="float" office:value="512.06">
            <text:p>512,06</text:p>
          </table:table-cell>
          <table:table-cell office:value-type="float" office:value="684.81">
            <text:p>684,81</text:p>
          </table:table-cell>
          <table:table-cell office:value-type="float" office:value="684.95">
            <text:p>684,9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976">
            <text:p>0,976</text:p>
          </table:table-cell>
          <table:table-cell office:value-type="float" office:value="0.992">
            <text:p>0,992</text:p>
          </table:table-cell>
          <table:table-cell office:value-type="float" office:value="0.802">
            <text:p>0,802</text:p>
          </table:table-cell>
          <table:table-cell office:value-type="float" office:value="0.7874">
            <text:p>0,7874</text:p>
          </table:table-cell>
          <table:table-cell office:value-type="float" office:value="0.2005">
            <text:p>0,2005</text:p>
          </table:table-cell>
          <table:table-cell office:value-type="float" office:value="0.2046">
            <text:p>0,2046</text:p>
          </table:table-cell>
          <table:table-cell office:value-type="float" office:value="490.59">
            <text:p>490,59</text:p>
          </table:table-cell>
          <table:table-cell office:value-type="float" office:value="490.84">
            <text:p>490,84</text:p>
          </table:table-cell>
          <table:table-cell office:value-type="float" office:value="695.47">
            <text:p>695,47</text:p>
          </table:table-cell>
          <table:table-cell office:value-type="float" office:value="695.44">
            <text:p>695,4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.0129">
            <text:p>1,0129</text:p>
          </table:table-cell>
          <table:table-cell office:value-type="float" office:value="1.0058">
            <text:p>1,0058</text:p>
          </table:table-cell>
          <table:table-cell office:value-type="float" office:value="0.752">
            <text:p>0,752</text:p>
          </table:table-cell>
          <table:table-cell office:value-type="float" office:value="0.766">
            <text:p>0,766</text:p>
          </table:table-cell>
          <table:table-cell office:value-type="float" office:value="0.242">
            <text:p>0,242</text:p>
          </table:table-cell>
          <table:table-cell office:value-type="float" office:value="0.2398">
            <text:p>0,2398</text:p>
          </table:table-cell>
          <table:table-cell office:value-type="float" office:value="464.67">
            <text:p>464,67</text:p>
          </table:table-cell>
          <table:table-cell office:value-type="float" office:value="464.8">
            <text:p>464,8</text:p>
          </table:table-cell>
          <table:table-cell office:value-type="float" office:value="703.69">
            <text:p>703,69</text:p>
          </table:table-cell>
          <table:table-cell office:value-type="float" office:value="704.62">
            <text:p>704,6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.0083">
            <text:p>1,0083</text:p>
          </table:table-cell>
          <table:table-cell office:value-type="float" office:value="1.0005">
            <text:p>1,0005</text:p>
          </table:table-cell>
          <table:table-cell office:value-type="float" office:value="0.7193">
            <text:p>0,7193</text:p>
          </table:table-cell>
          <table:table-cell office:value-type="float" office:value="0.7242">
            <text:p>0,7242</text:p>
          </table:table-cell>
          <table:table-cell office:value-type="float" office:value="0.2739">
            <text:p>0,2739</text:p>
          </table:table-cell>
          <table:table-cell office:value-type="float" office:value="0.2763">
            <text:p>0,2763</text:p>
          </table:table-cell>
          <table:table-cell office:value-type="float" office:value="438.47">
            <text:p>438,47</text:p>
          </table:table-cell>
          <table:table-cell office:value-type="float" office:value="438.34">
            <text:p>438,34</text:p>
          </table:table-cell>
          <table:table-cell office:value-type="float" office:value="714.9">
            <text:p>714,9</text:p>
          </table:table-cell>
          <table:table-cell office:value-type="float" office:value="714.62">
            <text:p>714,6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.0075">
            <text:p>1,0075</text:p>
          </table:table-cell>
          <table:table-cell office:value-type="float" office:value="0.9995">
            <text:p>0,9995</text:p>
          </table:table-cell>
          <table:table-cell office:value-type="float" office:value="0.6861">
            <text:p>0,6861</text:p>
          </table:table-cell>
          <table:table-cell office:value-type="float" office:value="0.6822">
            <text:p>0,6822</text:p>
          </table:table-cell>
          <table:table-cell office:value-type="float" office:value="0.3215">
            <text:p>0,3215</text:p>
          </table:table-cell>
          <table:table-cell office:value-type="float" office:value="0.3173">
            <text:p>0,3173</text:p>
          </table:table-cell>
          <table:table-cell office:value-type="float" office:value="408.04">
            <text:p>408,04</text:p>
          </table:table-cell>
          <table:table-cell office:value-type="float" office:value="407.66">
            <text:p>407,66</text:p>
          </table:table-cell>
          <table:table-cell office:value-type="float" office:value="726.09">
            <text:p>726,09</text:p>
          </table:table-cell>
          <table:table-cell office:value-type="float" office:value="724.94">
            <text:p>724,9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9994">
            <text:p>0,9994</text:p>
          </table:table-cell>
          <table:table-cell office:value-type="float" office:value="0.9997">
            <text:p>0,9997</text:p>
          </table:table-cell>
          <table:table-cell office:value-type="float" office:value="0.6388">
            <text:p>0,6388</text:p>
          </table:table-cell>
          <table:table-cell office:value-type="float" office:value="0.6377">
            <text:p>0,6377</text:p>
          </table:table-cell>
          <table:table-cell office:value-type="float" office:value="0.3741">
            <text:p>0,3741</text:p>
          </table:table-cell>
          <table:table-cell office:value-type="float" office:value="0.36">
            <text:p>0,36</text:p>
          </table:table-cell>
          <table:table-cell office:value-type="float" office:value="375.56">
            <text:p>375,56</text:p>
          </table:table-cell>
          <table:table-cell office:value-type="float" office:value="375.35">
            <text:p>375,35</text:p>
          </table:table-cell>
          <table:table-cell office:value-type="float" office:value="735.44">
            <text:p>735,44</text:p>
          </table:table-cell>
          <table:table-cell office:value-type="float" office:value="735.32">
            <text:p>735,3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.0007">
            <text:p>1,0007</text:p>
          </table:table-cell>
          <table:table-cell office:value-type="float" office:value="1.0013">
            <text:p>1,0013</text:p>
          </table:table-cell>
          <table:table-cell office:value-type="float" office:value="0.597">
            <text:p>0,597</text:p>
          </table:table-cell>
          <table:table-cell office:value-type="float" office:value="0.5962">
            <text:p>0,5962</text:p>
          </table:table-cell>
          <table:table-cell office:value-type="float" office:value="0.3926">
            <text:p>0,3926</text:p>
          </table:table-cell>
          <table:table-cell office:value-type="float" office:value="0.4052">
            <text:p>0,4052</text:p>
          </table:table-cell>
          <table:table-cell office:value-type="float" office:value="340.26">
            <text:p>340,26</text:p>
          </table:table-cell>
          <table:table-cell office:value-type="float" office:value="340.39">
            <text:p>340,39</text:p>
          </table:table-cell>
          <table:table-cell office:value-type="float" office:value="745.7">
            <text:p>745,7</text:p>
          </table:table-cell>
          <table:table-cell office:value-type="float" office:value="745.55">
            <text:p>745,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973">
            <text:p>0,9973</text:p>
          </table:table-cell>
          <table:table-cell office:value-type="float" office:value="1.0071">
            <text:p>1,0071</text:p>
          </table:table-cell>
          <table:table-cell office:value-type="float" office:value="0.558">
            <text:p>0,558</text:p>
          </table:table-cell>
          <table:table-cell office:value-type="float" office:value="0.5587">
            <text:p>0,5587</text:p>
          </table:table-cell>
          <table:table-cell office:value-type="float" office:value="0.4703">
            <text:p>0,4703</text:p>
          </table:table-cell>
          <table:table-cell office:value-type="float" office:value="0.4484">
            <text:p>0,4484</text:p>
          </table:table-cell>
          <table:table-cell office:value-type="float" office:value="306.55">
            <text:p>306,55</text:p>
          </table:table-cell>
          <table:table-cell office:value-type="float" office:value="306.56">
            <text:p>306,56</text:p>
          </table:table-cell>
          <table:table-cell office:value-type="float" office:value="753.94">
            <text:p>753,94</text:p>
          </table:table-cell>
          <table:table-cell office:value-type="float" office:value="754.96">
            <text:p>754,96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2">
          <table:table-cell office:value-type="string">
            <text:p>Point</text:p>
          </table:table-cell>
          <table:table-cell table:style-name="ce1" office:value-type="string">
            <text:p>z1</text:p>
          </table:table-cell>
          <table:table-cell office:value-type="string">
            <text:p>z2</text:p>
          </table:table-cell>
          <table:table-cell office:value-type="string">
            <text:p>z3</text:p>
          </table:table-cell>
          <table:table-cell office:value-type="string">
            <text:p>z4</text:p>
          </table:table-cell>
          <table:table-cell office:value-type="string">
            <text:p>z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871">
            <text:p>0,9871</text:p>
          </table:table-cell>
          <table:table-cell office:value-type="float" office:value="0.8906">
            <text:p>0,8906</text:p>
          </table:table-cell>
          <table:table-cell office:value-type="float" office:value="0.1157">
            <text:p>0,1157</text:p>
          </table:table-cell>
          <table:table-cell office:value-type="float" office:value="547.47">
            <text:p>547,47</text:p>
          </table:table-cell>
          <table:table-cell office:value-type="float" office:value="663.48">
            <text:p>663,4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0003">
            <text:p>1,0003</text:p>
          </table:table-cell>
          <table:table-cell office:value-type="float" office:value="0.835">
            <text:p>0,835</text:p>
          </table:table-cell>
          <table:table-cell office:value-type="float" office:value="0.138">
            <text:p>0,138</text:p>
          </table:table-cell>
          <table:table-cell office:value-type="float" office:value="531.77">
            <text:p>531,77</text:p>
          </table:table-cell>
          <table:table-cell office:value-type="float" office:value="676.04">
            <text:p>676,0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0039">
            <text:p>1,0039</text:p>
          </table:table-cell>
          <table:table-cell office:value-type="float" office:value="0.8255">
            <text:p>0,8255</text:p>
          </table:table-cell>
          <table:table-cell office:value-type="float" office:value="0.185">
            <text:p>0,185</text:p>
          </table:table-cell>
          <table:table-cell office:value-type="float" office:value="512.21">
            <text:p>512,21</text:p>
          </table:table-cell>
          <table:table-cell office:value-type="float" office:value="684.81">
            <text:p>684,8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976">
            <text:p>0,976</text:p>
          </table:table-cell>
          <table:table-cell office:value-type="float" office:value="0.802">
            <text:p>0,802</text:p>
          </table:table-cell>
          <table:table-cell office:value-type="float" office:value="0.2005">
            <text:p>0,2005</text:p>
          </table:table-cell>
          <table:table-cell office:value-type="float" office:value="490.59">
            <text:p>490,59</text:p>
          </table:table-cell>
          <table:table-cell office:value-type="float" office:value="695.47">
            <text:p>695,4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.0129">
            <text:p>1,0129</text:p>
          </table:table-cell>
          <table:table-cell office:value-type="float" office:value="0.752">
            <text:p>0,752</text:p>
          </table:table-cell>
          <table:table-cell office:value-type="float" office:value="0.242">
            <text:p>0,242</text:p>
          </table:table-cell>
          <table:table-cell office:value-type="float" office:value="464.67">
            <text:p>464,67</text:p>
          </table:table-cell>
          <table:table-cell office:value-type="float" office:value="703.69">
            <text:p>703,6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.0083">
            <text:p>1,0083</text:p>
          </table:table-cell>
          <table:table-cell office:value-type="float" office:value="0.7193">
            <text:p>0,7193</text:p>
          </table:table-cell>
          <table:table-cell office:value-type="float" office:value="0.2739">
            <text:p>0,2739</text:p>
          </table:table-cell>
          <table:table-cell office:value-type="float" office:value="438.47">
            <text:p>438,47</text:p>
          </table:table-cell>
          <table:table-cell office:value-type="float" office:value="714.9">
            <text:p>714,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.0075">
            <text:p>1,0075</text:p>
          </table:table-cell>
          <table:table-cell office:value-type="float" office:value="0.6861">
            <text:p>0,6861</text:p>
          </table:table-cell>
          <table:table-cell office:value-type="float" office:value="0.3215">
            <text:p>0,3215</text:p>
          </table:table-cell>
          <table:table-cell office:value-type="float" office:value="408.04">
            <text:p>408,04</text:p>
          </table:table-cell>
          <table:table-cell office:value-type="float" office:value="726.09">
            <text:p>726,0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9994">
            <text:p>0,9994</text:p>
          </table:table-cell>
          <table:table-cell office:value-type="float" office:value="0.6388">
            <text:p>0,6388</text:p>
          </table:table-cell>
          <table:table-cell office:value-type="float" office:value="0.3741">
            <text:p>0,3741</text:p>
          </table:table-cell>
          <table:table-cell office:value-type="float" office:value="375.56">
            <text:p>375,56</text:p>
          </table:table-cell>
          <table:table-cell office:value-type="float" office:value="735.44">
            <text:p>735,4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.0007">
            <text:p>1,0007</text:p>
          </table:table-cell>
          <table:table-cell office:value-type="float" office:value="0.597">
            <text:p>0,597</text:p>
          </table:table-cell>
          <table:table-cell office:value-type="float" office:value="0.3926">
            <text:p>0,3926</text:p>
          </table:table-cell>
          <table:table-cell office:value-type="float" office:value="340.26">
            <text:p>340,26</text:p>
          </table:table-cell>
          <table:table-cell office:value-type="float" office:value="745.7">
            <text:p>745,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973">
            <text:p>0,9973</text:p>
          </table:table-cell>
          <table:table-cell office:value-type="float" office:value="0.558">
            <text:p>0,558</text:p>
          </table:table-cell>
          <table:table-cell office:value-type="float" office:value="0.4703">
            <text:p>0,4703</text:p>
          </table:table-cell>
          <table:table-cell office:value-type="float" office:value="306.55">
            <text:p>306,55</text:p>
          </table:table-cell>
          <table:table-cell office:value-type="float" office:value="753.94">
            <text:p>753,94</text:p>
          </table:table-cell>
        </table:table-row>
      </table:table>
      <table:table table:name="Planilha3" table:style-name="ta1" table:print="false">
        <table:table-column table:style-name="co1" table:number-columns-repeated="11" table:default-cell-style-name="Default"/>
        <table:table-row table:style-name="ro2">
          <table:table-cell office:value-type="string">
            <text:p>Poin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" office:value-type="string">
            <text:p>z1</text:p>
          </table:table-cell>
          <table:table-cell table:style-name="ce2" office:value-type="float" office:value="0.9871">
            <text:p>0,9871</text:p>
          </table:table-cell>
          <table:table-cell table:style-name="ce2" office:value-type="float" office:value="1.0003">
            <text:p>1,0003</text:p>
          </table:table-cell>
          <table:table-cell table:style-name="ce2" office:value-type="float" office:value="1.0039">
            <text:p>1,0039</text:p>
          </table:table-cell>
          <table:table-cell table:style-name="ce2" office:value-type="float" office:value="0.976">
            <text:p>0,976</text:p>
          </table:table-cell>
          <table:table-cell table:style-name="ce2" office:value-type="float" office:value="1.0129">
            <text:p>1,0129</text:p>
          </table:table-cell>
          <table:table-cell table:style-name="ce2" office:value-type="float" office:value="1.0083">
            <text:p>1,0083</text:p>
          </table:table-cell>
          <table:table-cell table:style-name="ce2" office:value-type="float" office:value="1.0075">
            <text:p>1,0075</text:p>
          </table:table-cell>
          <table:table-cell table:style-name="ce2" office:value-type="float" office:value="0.9994">
            <text:p>0,9994</text:p>
          </table:table-cell>
          <table:table-cell table:style-name="ce2" office:value-type="float" office:value="1.0007">
            <text:p>1,0007</text:p>
          </table:table-cell>
          <table:table-cell table:style-name="ce2" office:value-type="float" office:value="0.9973">
            <text:p>0,9973</text:p>
          </table:table-cell>
        </table:table-row>
        <table:table-row table:style-name="ro2">
          <table:table-cell office:value-type="string">
            <text:p>z2</text:p>
          </table:table-cell>
          <table:table-cell office:value-type="float" office:value="0.8906">
            <text:p>0,8906</text:p>
          </table:table-cell>
          <table:table-cell office:value-type="float" office:value="0.835">
            <text:p>0,835</text:p>
          </table:table-cell>
          <table:table-cell office:value-type="float" office:value="0.8255">
            <text:p>0,8255</text:p>
          </table:table-cell>
          <table:table-cell office:value-type="float" office:value="0.802">
            <text:p>0,802</text:p>
          </table:table-cell>
          <table:table-cell office:value-type="float" office:value="0.752">
            <text:p>0,752</text:p>
          </table:table-cell>
          <table:table-cell office:value-type="float" office:value="0.7193">
            <text:p>0,7193</text:p>
          </table:table-cell>
          <table:table-cell office:value-type="float" office:value="0.6861">
            <text:p>0,6861</text:p>
          </table:table-cell>
          <table:table-cell office:value-type="float" office:value="0.6388">
            <text:p>0,6388</text:p>
          </table:table-cell>
          <table:table-cell office:value-type="float" office:value="0.597">
            <text:p>0,597</text:p>
          </table:table-cell>
          <table:table-cell office:value-type="float" office:value="0.558">
            <text:p>0,558</text:p>
          </table:table-cell>
        </table:table-row>
        <table:table-row table:style-name="ro2">
          <table:table-cell office:value-type="string">
            <text:p>z3</text:p>
          </table:table-cell>
          <table:table-cell office:value-type="float" office:value="0.1157">
            <text:p>0,1157</text:p>
          </table:table-cell>
          <table:table-cell office:value-type="float" office:value="0.138">
            <text:p>0,138</text:p>
          </table:table-cell>
          <table:table-cell office:value-type="float" office:value="0.185">
            <text:p>0,185</text:p>
          </table:table-cell>
          <table:table-cell office:value-type="float" office:value="0.2005">
            <text:p>0,2005</text:p>
          </table:table-cell>
          <table:table-cell office:value-type="float" office:value="0.242">
            <text:p>0,242</text:p>
          </table:table-cell>
          <table:table-cell office:value-type="float" office:value="0.2739">
            <text:p>0,2739</text:p>
          </table:table-cell>
          <table:table-cell office:value-type="float" office:value="0.3215">
            <text:p>0,3215</text:p>
          </table:table-cell>
          <table:table-cell office:value-type="float" office:value="0.3741">
            <text:p>0,3741</text:p>
          </table:table-cell>
          <table:table-cell office:value-type="float" office:value="0.3926">
            <text:p>0,3926</text:p>
          </table:table-cell>
          <table:table-cell office:value-type="float" office:value="0.4703">
            <text:p>0,4703</text:p>
          </table:table-cell>
        </table:table-row>
        <table:table-row table:style-name="ro2">
          <table:table-cell office:value-type="string">
            <text:p>z4</text:p>
          </table:table-cell>
          <table:table-cell office:value-type="float" office:value="547.47">
            <text:p>547,47</text:p>
          </table:table-cell>
          <table:table-cell office:value-type="float" office:value="531.77">
            <text:p>531,77</text:p>
          </table:table-cell>
          <table:table-cell office:value-type="float" office:value="512.21">
            <text:p>512,21</text:p>
          </table:table-cell>
          <table:table-cell office:value-type="float" office:value="490.59">
            <text:p>490,59</text:p>
          </table:table-cell>
          <table:table-cell office:value-type="float" office:value="464.67">
            <text:p>464,67</text:p>
          </table:table-cell>
          <table:table-cell office:value-type="float" office:value="438.47">
            <text:p>438,47</text:p>
          </table:table-cell>
          <table:table-cell office:value-type="float" office:value="408.04">
            <text:p>408,04</text:p>
          </table:table-cell>
          <table:table-cell office:value-type="float" office:value="375.56">
            <text:p>375,56</text:p>
          </table:table-cell>
          <table:table-cell office:value-type="float" office:value="340.26">
            <text:p>340,26</text:p>
          </table:table-cell>
          <table:table-cell office:value-type="float" office:value="306.55">
            <text:p>306,55</text:p>
          </table:table-cell>
        </table:table-row>
        <table:table-row table:style-name="ro2">
          <table:table-cell office:value-type="string">
            <text:p>z5</text:p>
          </table:table-cell>
          <table:table-cell office:value-type="float" office:value="663.48">
            <text:p>663,48</text:p>
          </table:table-cell>
          <table:table-cell office:value-type="float" office:value="676.04">
            <text:p>676,04</text:p>
          </table:table-cell>
          <table:table-cell office:value-type="float" office:value="684.81">
            <text:p>684,81</text:p>
          </table:table-cell>
          <table:table-cell office:value-type="float" office:value="695.47">
            <text:p>695,47</text:p>
          </table:table-cell>
          <table:table-cell office:value-type="float" office:value="703.69">
            <text:p>703,69</text:p>
          </table:table-cell>
          <table:table-cell office:value-type="float" office:value="714.9">
            <text:p>714,9</text:p>
          </table:table-cell>
          <table:table-cell office:value-type="float" office:value="726.09">
            <text:p>726,09</text:p>
          </table:table-cell>
          <table:table-cell office:value-type="float" office:value="735.44">
            <text:p>735,44</text:p>
          </table:table-cell>
          <table:table-cell office:value-type="float" office:value="745.7">
            <text:p>745,7</text:p>
          </table:table-cell>
          <table:table-cell office:value-type="float" office:value="753.94">
            <text:p>753,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ewCenturySchlbk-Roman" svg:font-family="NewCenturySchlbk-Roman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23/01/2013</text:date>, <text:time>11:55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son Valle</meta:initial-creator>
    <meta:creation-date>2012-12-30T15:30:40</meta:creation-date>
    <dc:date>2013-01-23T11:55:56</dc:date>
    <dc:creator>Edson Valle</dc:creator>
    <meta:editing-duration>PT03H26M35S</meta:editing-duration>
    <meta:editing-cycles>5</meta:editing-cycles>
    <meta:generator>OpenOffice.org/3.2$Linux OpenOffice.org_project/320m12$Build-9483</meta:generator>
    <meta:document-statistic meta:table-count="3" meta:cell-count="263" meta:object-count="0"/>
  </office:meta>
</office:document-meta>
</file>